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ustomers">
        <table:table-row>
          <table:table-cell office:value-type="string">
            <text:p>customer_id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address</text:p>
          </table:table-cell>
          <table:table-cell office:value-type="string">
            <text:p>phone_numbe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Sarah</text:p>
          </table:table-cell>
          <table:table-cell office:value-type="string">
            <text:p>Johnson</text:p>
          </table:table-cell>
          <table:table-cell office:value-type="string">
            <text:p>111 Main St</text:p>
          </table:table-cell>
          <table:table-cell office:value-type="string">
            <text:p>555-555-1215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Smith</text:p>
          </table:table-cell>
          <table:table-cell office:value-type="string">
            <text:p>222 Elm St</text:p>
          </table:table-cell>
          <table:table-cell office:value-type="string">
            <text:p>555-555-1216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Emily</text:p>
          </table:table-cell>
          <table:table-cell office:value-type="string">
            <text:p>Brown</text:p>
          </table:table-cell>
          <table:table-cell office:value-type="string">
            <text:p>333 Oak St</text:p>
          </table:table-cell>
          <table:table-cell office:value-type="string">
            <text:p>555-555-1217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Jones</text:p>
          </table:table-cell>
          <table:table-cell office:value-type="string">
            <text:p>444 Main St</text:p>
          </table:table-cell>
          <table:table-cell office:value-type="string">
            <text:p>555-555-121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shley</text:p>
          </table:table-cell>
          <table:table-cell office:value-type="string">
            <text:p>Miller</text:p>
          </table:table-cell>
          <table:table-cell office:value-type="string">
            <text:p>555 Elm St</text:p>
          </table:table-cell>
          <table:table-cell office:value-type="string">
            <text:p>555-555-1219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avis</text:p>
          </table:table-cell>
          <table:table-cell office:value-type="string">
            <text:p>666 Oak St</text:p>
          </table:table-cell>
          <table:table-cell office:value-type="string">
            <text:p>555-555-1220</text:p>
          </table:table-cell>
        </table:table-row>
      </table:table>
      <table:table table:name="medications">
        <table:table-row>
          <table:table-cell office:value-type="string">
            <text:p>medication_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quantity</text:p>
          </table:table-cell>
          <table:table-cell office:value-type="string">
            <text:p>stock</text:p>
          </table:table-cell>
          <table:table-cell office:value-type="string">
            <text:p>drug_class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spirin</text:p>
          </table:table-cell>
          <table:table-cell office:value-type="string">
            <text:p>Pain reliever</text:p>
          </table:table-cell>
          <table:table-cell office:value-type="string">
            <text:p>100mg</text:p>
          </table:table-cell>
          <table:table-cell office:value-type="float" office:value="200">
            <text:p>200</text:p>
          </table:table-cell>
          <table:table-cell office:value-type="string">
            <text:p>NSAID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moxicillin</text:p>
          </table:table-cell>
          <table:table-cell office:value-type="string">
            <text:p>Antibiotic</text:p>
          </table:table-cell>
          <table:table-cell office:value-type="string">
            <text:p>250mg</text:p>
          </table:table-cell>
          <table:table-cell office:value-type="float" office:value="150">
            <text:p>150</text:p>
          </table:table-cell>
          <table:table-cell office:value-type="string">
            <text:p>Penicillin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Ibuprofen</text:p>
          </table:table-cell>
          <table:table-cell office:value-type="string">
            <text:p>Pain reliever</text:p>
          </table:table-cell>
          <table:table-cell office:value-type="string">
            <text:p>200mg</text:p>
          </table:table-cell>
          <table:table-cell office:value-type="float" office:value="100">
            <text:p>100</text:p>
          </table:table-cell>
          <table:table-cell office:value-type="string">
            <text:p>NSAID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cetaminophen</text:p>
          </table:table-cell>
          <table:table-cell office:value-type="string">
            <text:p>Pain reliever</text:p>
          </table:table-cell>
          <table:table-cell office:value-type="string">
            <text:p>325mg</text:p>
          </table:table-cell>
          <table:table-cell office:value-type="float" office:value="200">
            <text:p>200</text:p>
          </table:table-cell>
          <table:table-cell office:value-type="string">
            <text:p>NSAID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Penicillin</text:p>
          </table:table-cell>
          <table:table-cell office:value-type="string">
            <text:p>Antibiotic</text:p>
          </table:table-cell>
          <table:table-cell office:value-type="string">
            <text:p>500mg</text:p>
          </table:table-cell>
          <table:table-cell office:value-type="float" office:value="250">
            <text:p>250</text:p>
          </table:table-cell>
          <table:table-cell office:value-type="string">
            <text:p>Penicillin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Naproxen</text:p>
          </table:table-cell>
          <table:table-cell office:value-type="string">
            <text:p>Pain reliever</text:p>
          </table:table-cell>
          <table:table-cell office:value-type="string">
            <text:p>500mg</text:p>
          </table:table-cell>
          <table:table-cell office:value-type="float" office:value="150">
            <text:p>150</text:p>
          </table:table-cell>
          <table:table-cell office:value-type="string">
            <text:p>NSAID</text:p>
          </table:table-cell>
        </table:table-row>
      </table:table>
      <table:table table:name="pharmacists">
        <table:table-row>
          <table:table-cell office:value-type="string">
            <text:p>pharmacist_id</text:p>
          </table:table-cell>
          <table:table-cell office:value-type="string">
            <text:p>job_title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address</text:p>
          </table:table-cell>
          <table:table-cell office:value-type="string">
            <text:p>phone_numbe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Pharmacist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123 Main St</text:p>
          </table:table-cell>
          <table:table-cell office:value-type="string">
            <text:p>555-555-1212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Pharmacist</text:p>
          </table:table-cell>
          <table:table-cell office:value-type="string">
            <text:p>Jane</text:p>
          </table:table-cell>
          <table:table-cell office:value-type="string">
            <text:p>Doe</text:p>
          </table:table-cell>
          <table:table-cell office:value-type="string">
            <text:p>456 Elm St</text:p>
          </table:table-cell>
          <table:table-cell office:value-type="string">
            <text:p>555-555-1213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Pharmacist</text:p>
          </table:table-cell>
          <table:table-cell office:value-type="string">
            <text:p>Jim</text:p>
          </table:table-cell>
          <table:table-cell office:value-type="string">
            <text:p>Smith</text:p>
          </table:table-cell>
          <table:table-cell office:value-type="string">
            <text:p>789 Oak St</text:p>
          </table:table-cell>
          <table:table-cell office:value-type="string">
            <text:p>555-555-1214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harmacist</text:p>
          </table:table-cell>
          <table:table-cell office:value-type="string">
            <text:p>James</text:p>
          </table:table-cell>
          <table:table-cell office:value-type="string">
            <text:p>Johnson</text:p>
          </table:table-cell>
          <table:table-cell office:value-type="string">
            <text:p>111 Elm St</text:p>
          </table:table-cell>
          <table:table-cell office:value-type="string">
            <text:p>555-555-121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Pharmacist</text:p>
          </table:table-cell>
          <table:table-cell office:value-type="string">
            <text:p>Jennifer</text:p>
          </table:table-cell>
          <table:table-cell office:value-type="string">
            <text:p>Brown</text:p>
          </table:table-cell>
          <table:table-cell office:value-type="string">
            <text:p>222 Main St</text:p>
          </table:table-cell>
          <table:table-cell office:value-type="string">
            <text:p>555-555-1216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Pharmacist</text:p>
          </table:table-cell>
          <table:table-cell office:value-type="string">
            <text:p>Jessica</text:p>
          </table:table-cell>
          <table:table-cell office:value-type="string">
            <text:p>Davis</text:p>
          </table:table-cell>
          <table:table-cell office:value-type="string">
            <text:p>333 Oak St</text:p>
          </table:table-cell>
          <table:table-cell office:value-type="string">
            <text:p>555-555-1217</text:p>
          </table:table-cell>
        </table:table-row>
      </table:table>
      <table:table table:name="prescriptions">
        <table:table-row>
          <table:table-cell office:value-type="string">
            <text:p>prescription_id</text:p>
          </table:table-cell>
          <table:table-cell office:value-type="string">
            <text:p>customer_id</text:p>
          </table:table-cell>
          <table:table-cell office:value-type="string">
            <text:p>medication_id</text:p>
          </table:table-cell>
          <table:table-cell office:value-type="string">
            <text:p>dosage</text:p>
          </table:table-cell>
          <table:table-cell office:value-type="string">
            <text:p>refil_count</text:p>
          </table:table-cell>
          <table:table-cell office:value-type="string">
            <text:p>refil_frequenc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.00">
            <text:p>2.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.00">
            <text:p>3.0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.00">
            <text:p>1.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9.99">
            <text:p>99.9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9.99">
            <text:p>99.99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.99">
            <text:p>99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.00">
            <text:p>5.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</table:table>
      <table:table table:name="prescription_status">
        <table:table-row>
          <table:table-cell office:value-type="string">
            <text:p>prescription_id</text:p>
          </table:table-cell>
          <table:table-cell office:value-type="string">
            <text:p>pharmacist_id</text:p>
          </table:table-cell>
          <table:table-cell office:value-type="string">
            <text:p>status</text:p>
          </table:table-cell>
          <table:table-cell office:value-type="string">
            <text:p>update_date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lled</text:p>
          </table:table-cell>
          <table:table-cell office:value-type="string">
            <text:p>2023-02-09 17:24: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illed</text:p>
          </table:table-cell>
          <table:table-cell office:value-type="string">
            <text:p>2023-02-09 17:24: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ending</text:p>
          </table:table-cell>
          <table:table-cell office:value-type="string">
            <text:p>2023-02-09 17:24: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filled</text:p>
          </table:table-cell>
          <table:table-cell office:value-type="string">
            <text:p>2023-02-09 17:24:52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-1.el7.remi</meta:generator>
    <meta:initial-creator>phpMyAdmin 5.2.0-1.el7.remi</meta:initial-creator>
    <meta:creation-date>2023-02-09T17:26:09-08:00</meta:creation-date>
  </office:meta>
</office:document-meta>
</file>